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9862in"/>
    </style:style>
    <style:style style:name="co6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dawson_deed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1" table:number-columns-repeated="2" table:default-cell-style-name="ce3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Sun Jan <text:s/>1 18:58:27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..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parking" table:style-name="ta1">
        <table:table-column table:style-name="co1" table:default-cell-style-name="ce3"/>
        <table:table-column table:style-name="co6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04" calcext:value-type="float">
            <text:p>104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lockbox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stg_bin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  <table:database-ranges>
        <table:database-range table:name="__Anonymous_Sheet_DB__0" table:target-range-address="dawson_deeds.A5:dawson_deeds.H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1-09T10:48:12.420838814</dc:date>
    <meta:editing-duration>PT4H7M21S</meta:editing-duration>
    <meta:editing-cycles>37</meta:editing-cycles>
    <meta:generator>LibreOffice/7.4.3.2$Linux_X86_64 LibreOffice_project/40$Build-2</meta:generator>
    <meta:document-statistic meta:table-count="9" meta:cell-count="1059" meta:object-count="0"/>
  </office:meta>
</office:document-meta>
</file>